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cm" svg:y1="0.75cm" svg:x2="1cm" svg:y2="0.75cm">
            <text:p/>
          </draw:line>
          <draw:line draw:style-name="gr1" draw:text-style-name="P1" draw:layer="layout" svg:x1="0.5cm" svg:y1="1.25cm" svg:x2="0.5cm" svg:y2="0.75cm">
            <text:p/>
          </draw:line>
          <draw:frame draw:style-name="gr2" draw:layer="layout" svg:width="1cm" svg:height="1cm" svg:x="0cm" svg:y="-0.25cm">
            <draw:text-box>
              <text:p>+V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1.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2T01:19:38.49</meta:creation-date>
    <meta:generator>OpenOffice.org/3.2$Win32 OpenOffice.org_project/320m18$Build-9502</meta:generator>
    <dc:date>2011-09-12T02:37:43.72</dc:date>
    <meta:editing-duration>PT01H10M49S</meta:editing-duration>
    <meta:editing-cycles>32</meta:editing-cycles>
    <meta:document-statistic meta:object-count="4"/>
  </office:meta>
</office:document-meta>
</file>